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46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17.41mm"/>
    </style:style>
    <style:style style:name="co4" style:family="table-column">
      <style:table-column-properties fo:break-before="auto" style:column-width="15.93mm"/>
    </style:style>
    <style:style style:name="co5" style:family="table-column">
      <style:table-column-properties fo:break-before="auto" style:column-width="17mm"/>
    </style:style>
    <style:style style:name="co6" style:family="table-column">
      <style:table-column-properties fo:break-before="auto" style:column-width="15.1mm"/>
    </style:style>
    <style:style style:name="co7" style:family="table-column">
      <style:table-column-properties fo:break-before="auto" style:column-width="14.55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5.24mm"/>
    </style:style>
    <style:style style:name="co10" style:family="table-column">
      <style:table-column-properties fo:break-before="auto" style:column-width="15.79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8.9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.6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add58a"/>
    </style:style>
    <style:style style:name="ce11" style:family="table-cell" style:parent-style-name="Default">
      <style:text-properties fo:font-size="6pt" style:font-size-asian="6pt" style:font-size-complex="6pt"/>
    </style:style>
    <style:style style:name="ce1" style:family="table-cell" style:parent-style-name="Default" style:data-style-name="N0">
      <style:table-cell-properties fo:border="0.06pt solid #000000"/>
    </style:style>
    <style:style style:name="ce2" style:family="table-cell" style:parent-style-name="Default" style:data-style-name="N3">
      <style:table-cell-properties fo:border="0.06pt solid #000000"/>
    </style:style>
    <style:style style:name="ce3" style:family="table-cell" style:parent-style-name="Default" style:data-style-name="N4">
      <style:table-cell-properties fo:border="0.06pt solid #000000"/>
    </style:style>
    <style:style style:name="ce4" style:family="table-cell" style:parent-style-name="Default">
      <style:table-cell-properties fo:border="0.06pt solid #000000"/>
    </style:style>
    <style:style style:name="ce16" style:family="table-cell" style:parent-style-name="Default" style:data-style-name="N3">
      <style:table-cell-properties fo:background-color="#fff200" fo:border="0.06pt solid #000000"/>
    </style:style>
    <style:style style:name="ce5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table:style-name="ce6" office:value-type="string" calcext:value-type="string">
            <text:p>Caclulate Feed and speed rates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imperial version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table:style-name="Default" office:value-type="string" calcext:value-type="string">
            <text:p>Fill out the green fields and transfer the <text:s/>yellow values into a chart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Material</text:p>
          </table:table-cell>
          <table:table-cell table:style-name="ce10" office:value-type="float" office:value="5" calcext:value-type="float">
            <text:p>5</text:p>
          </table:table-cell>
          <table:table-cell table:formula="of:==INDEX([$data.$A$2:$data.$L$12];[.$B$6];1)" office:value-type="string" office:string-value="hardwood" calcext:value-type="string">
            <text:p>hardwood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#teeth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x speed router in in/min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x speed Spindle in RPM</text:p>
          </table:table-cell>
          <table:table-cell table:style-name="ce10" office:value-type="float" office:value="24000" calcext:value-type="float">
            <text:p>24000</text:p>
          </table:table-cell>
          <table:table-cell table:number-columns-repeated="9"/>
        </table:table-row>
        <table:table-row table:style-name="ro2">
          <table:table-cell table:style-name="ce8" office:value-type="string" calcext:value-type="string">
            <text:p>conversion factor from metric</text:p>
          </table:table-cell>
          <table:table-cell table:style-name="ce11" office:value-type="float" office:value="25.4" calcext:value-type="float">
            <text:p>25,4</text:p>
          </table:table-cell>
          <table:table-cell table:number-columns-repeated="9"/>
        </table:table-row>
        <table:table-row table:style-name="ro2">
          <table:table-cell table:style-name="ce8"/>
          <table:table-cell table:number-columns-repeated="10"/>
        </table:table-row>
        <table:table-row table:style-name="ro3" table:visibility="collapse">
          <table:table-cell office:value-type="string" calcext:value-type="string">
            <text:p>Column 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iameter mm</text:p>
          </table:table-cell>
          <table:table-cell table:style-name="ce1" table:formula="of:=[$data.C1]" office:value-type="float" office:value="1" calcext:value-type="float">
            <text:p>1</text:p>
          </table:table-cell>
          <table:table-cell table:style-name="ce1" table:formula="of:=[$data.D1]" office:value-type="float" office:value="2" calcext:value-type="float">
            <text:p>2</text:p>
          </table:table-cell>
          <table:table-cell table:style-name="ce1" table:formula="of:=[$data.E1]" office:value-type="float" office:value="3" calcext:value-type="float">
            <text:p>3</text:p>
          </table:table-cell>
          <table:table-cell table:style-name="ce1" table:formula="of:=[$data.F1]" office:value-type="float" office:value="3.17" calcext:value-type="float">
            <text:p>3,17</text:p>
          </table:table-cell>
          <table:table-cell table:style-name="ce1" table:formula="of:=[$data.G1]" office:value-type="float" office:value="4" calcext:value-type="float">
            <text:p>4</text:p>
          </table:table-cell>
          <table:table-cell table:style-name="ce1" table:formula="of:=[$data.H1]" office:value-type="float" office:value="5" calcext:value-type="float">
            <text:p>5</text:p>
          </table:table-cell>
          <table:table-cell table:style-name="ce1" table:formula="of:=[$data.I1]" office:value-type="float" office:value="6" calcext:value-type="float">
            <text:p>6</text:p>
          </table:table-cell>
          <table:table-cell table:style-name="ce1" table:formula="of:=[$data.J1]" office:value-type="float" office:value="8" calcext:value-type="float">
            <text:p>8</text:p>
          </table:table-cell>
          <table:table-cell table:style-name="ce1" table:formula="of:=[$data.K1]" office:value-type="float" office:value="10" calcext:value-type="float">
            <text:p>10</text:p>
          </table:table-cell>
          <table:table-cell table:style-name="ce1" table:formula="of:=[$data.L1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RPM</text:p>
          </table:table-cell>
          <table:table-cell table:style-name="ce2" table:formula="of:==INDEX([$data.$B$2:$data.$L$12];[.$B$6];1)* 1000/(3.14*[.B13])" office:value-type="float" office:value="143312.101910828" calcext:value-type="float">
            <text:p>143.312</text:p>
          </table:table-cell>
          <table:table-cell table:style-name="ce2" table:formula="of:==INDEX([$data.$B$2:$data.$L$12];[.$B$6];1)* 1000/(3.14*[.C13])" office:value-type="float" office:value="71656.050955414" calcext:value-type="float">
            <text:p>71.656</text:p>
          </table:table-cell>
          <table:table-cell table:style-name="ce2" table:formula="of:==INDEX([$data.$B$2:$data.$L$12];[.$B$6];1)* 1000/(3.14*[.D13])" office:value-type="float" office:value="47770.7006369427" calcext:value-type="float">
            <text:p>47.771</text:p>
          </table:table-cell>
          <table:table-cell table:style-name="ce2" table:formula="of:==INDEX([$data.$B$2:$data.$L$12];[.$B$6];1)* 1000/(3.14*[.E13])" office:value-type="float" office:value="45208.8649560972" calcext:value-type="float">
            <text:p>45.209</text:p>
          </table:table-cell>
          <table:table-cell table:style-name="ce2" table:formula="of:==INDEX([$data.$B$2:$data.$L$12];[.$B$6];1)* 1000/(3.14*[.F13])" office:value-type="float" office:value="35828.025477707" calcext:value-type="float">
            <text:p>35.828</text:p>
          </table:table-cell>
          <table:table-cell table:style-name="ce2" table:formula="of:==INDEX([$data.$B$2:$data.$L$12];[.$B$6];1)* 1000/(3.14*[.G13])" office:value-type="float" office:value="28662.4203821656" calcext:value-type="float">
            <text:p>28.662</text:p>
          </table:table-cell>
          <table:table-cell table:style-name="ce2" table:formula="of:==INDEX([$data.$B$2:$data.$L$12];[.$B$6];1)* 1000/(3.14*[.H13])" office:value-type="float" office:value="23885.3503184713" calcext:value-type="float">
            <text:p>23.885</text:p>
          </table:table-cell>
          <table:table-cell table:style-name="ce2" table:formula="of:==INDEX([$data.$B$2:$data.$L$12];[.$B$6];1)* 1000/(3.14*[.I13])" office:value-type="float" office:value="17914.0127388535" calcext:value-type="float">
            <text:p>17.914</text:p>
          </table:table-cell>
          <table:table-cell table:style-name="ce2" table:formula="of:==INDEX([$data.$B$2:$data.$L$12];[.$B$6];1)* 1000/(3.14*[.J13])" office:value-type="float" office:value="14331.2101910828" calcext:value-type="float">
            <text:p>14.331</text:p>
          </table:table-cell>
          <table:table-cell table:style-name="ce2" table:formula="of:==INDEX([$data.$B$2:$data.$L$12];[.$B$6];1)* 1000/(3.14*[.K13])" office:value-type="float" office:value="11942.6751592357" calcext:value-type="float">
            <text:p>11.943</text:p>
          </table:table-cell>
        </table:table-row>
        <table:table-row table:style-name="ro2">
          <table:table-cell office:value-type="string" calcext:value-type="string">
            <text:p>Feed</text:p>
          </table:table-cell>
          <table:table-cell table:style-name="ce2" table:formula="of:=[.B14]*[.$B$7]*INDEX([$data.$C$2:$data.$L$12];[.$B$6];[.B12])/[.$B$10]" office:value-type="float" office:value="225.688349465871" calcext:value-type="float">
            <text:p>226</text:p>
          </table:table-cell>
          <table:table-cell table:style-name="ce2" table:formula="of:=[.C14]*[.$B$7]*INDEX([$data.$C$2:$data.$L$12];[.$B$6];[.C12])/[.$B$10]" office:value-type="float" office:value="141.055218416169" calcext:value-type="float">
            <text:p>141</text:p>
          </table:table-cell>
          <table:table-cell table:style-name="ce2" table:formula="of:=[.D14]*[.$B$7]*INDEX([$data.$C$2:$data.$L$12];[.$B$6];[.D12])/[.$B$10]" office:value-type="float" office:value="112.844174732935" calcext:value-type="float">
            <text:p>113</text:p>
          </table:table-cell>
          <table:table-cell table:style-name="ce2" table:formula="of:=[.E14]*[.$B$7]*INDEX([$data.$C$2:$data.$L$12];[.$B$6];[.E12])/[.$B$10]" office:value-type="float" office:value="124.591360115228" calcext:value-type="float">
            <text:p>125</text:p>
          </table:table-cell>
          <table:table-cell table:style-name="ce2" table:formula="of:=[.F14]*[.$B$7]*INDEX([$data.$C$2:$data.$L$12];[.$B$6];[.F12])/[.$B$10]" office:value-type="float" office:value="155.160740257786" calcext:value-type="float">
            <text:p>155</text:p>
          </table:table-cell>
          <table:table-cell table:style-name="ce2" table:formula="of:=[.G14]*[.$B$7]*INDEX([$data.$C$2:$data.$L$12];[.$B$6];[.G12])/[.$B$10]" office:value-type="float" office:value="146.697427152816" calcext:value-type="float">
            <text:p>147</text:p>
          </table:table-cell>
          <table:table-cell table:style-name="ce2" table:formula="of:=[.H14]*[.$B$7]*INDEX([$data.$C$2:$data.$L$12];[.$B$6];[.H12])/[.$B$10]" office:value-type="float" office:value="159.862580871659" calcext:value-type="float">
            <text:p>160</text:p>
          </table:table-cell>
          <table:table-cell table:style-name="ce2" table:formula="of:=[.I14]*[.$B$7]*INDEX([$data.$C$2:$data.$L$12];[.$B$6];[.I12])/[.$B$10]" office:value-type="float" office:value="134.002457495361" calcext:value-type="float">
            <text:p>134</text:p>
          </table:table-cell>
          <table:table-cell table:style-name="ce2" table:formula="of:=[.J14]*[.$B$7]*INDEX([$data.$C$2:$data.$L$12];[.$B$6];[.J12])/[.$B$10]" office:value-type="float" office:value="107.201965996289" calcext:value-type="float">
            <text:p>107</text:p>
          </table:table-cell>
          <table:table-cell table:style-name="ce2" table:formula="of:=[.K14]*[.$B$7]*INDEX([$data.$C$2:$data.$L$12];[.$B$6];[.K12])/[.$B$10]" office:value-type="float" office:value="145.757059030042" calcext:value-type="float">
            <text:p>146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table:style-name="ce3" table:formula="of:=[.B14]/[.B15]" office:value-type="float" office:value="635" calcext:value-type="float">
            <text:p>635,00</text:p>
          </table:table-cell>
          <table:table-cell table:style-name="ce3" table:formula="of:=[.C14]/[.C15]" office:value-type="float" office:value="508" calcext:value-type="float">
            <text:p>508,00</text:p>
          </table:table-cell>
          <table:table-cell table:style-name="ce3" table:formula="of:=[.D14]/[.D15]" office:value-type="float" office:value="423.333333333333" calcext:value-type="float">
            <text:p>423,33</text:p>
          </table:table-cell>
          <table:table-cell table:style-name="ce3" table:formula="of:=[.E14]/[.E15]" office:value-type="float" office:value="362.857142857143" calcext:value-type="float">
            <text:p>362,86</text:p>
          </table:table-cell>
          <table:table-cell table:style-name="ce3" table:formula="of:=[.F14]/[.F15]" office:value-type="float" office:value="230.909090909091" calcext:value-type="float">
            <text:p>230,91</text:p>
          </table:table-cell>
          <table:table-cell table:style-name="ce3" table:formula="of:=[.G14]/[.G15]" office:value-type="float" office:value="195.384615384615" calcext:value-type="float">
            <text:p>195,38</text:p>
          </table:table-cell>
          <table:table-cell table:style-name="ce3" table:formula="of:=[.H14]/[.H15]" office:value-type="float" office:value="149.411764705882" calcext:value-type="float">
            <text:p>149,41</text:p>
          </table:table-cell>
          <table:table-cell table:style-name="ce3" table:formula="of:=[.I14]/[.I15]" office:value-type="float" office:value="133.684210526316" calcext:value-type="float">
            <text:p>133,68</text:p>
          </table:table-cell>
          <table:table-cell table:style-name="ce3" table:formula="of:=[.J14]/[.J15]" office:value-type="float" office:value="133.684210526316" calcext:value-type="float">
            <text:p>133,68</text:p>
          </table:table-cell>
          <table:table-cell table:style-name="ce3" table:formula="of:=[.K14]/[.K15]" office:value-type="float" office:value="81.9354838709677" calcext:value-type="float">
            <text:p>81,94</text:p>
          </table:table-cell>
        </table:table-row>
        <table:table-row table:style-name="ro2">
          <table:table-cell/>
          <table:table-cell table:style-name="ce4" table:number-columns-repeated="10"/>
        </table:table-row>
        <table:table-row table:style-name="ro2">
          <table:table-cell table:style-name="ce9" office:value-type="string" calcext:value-type="string">
            <text:p>RPM at max feed</text:p>
          </table:table-cell>
          <table:table-cell table:style-name="ce16" table:formula="of:=[.B14]*[.$B$8]/[.B15]" office:value-type="float" office:value="63500" calcext:value-type="float">
            <text:p>63.500</text:p>
          </table:table-cell>
          <table:table-cell table:style-name="ce16" table:formula="of:=[.C14]*[.$B$8]/[.C15]" office:value-type="float" office:value="50800" calcext:value-type="float">
            <text:p>50.800</text:p>
          </table:table-cell>
          <table:table-cell table:style-name="ce16" table:formula="of:=[.D14]*[.$B$8]/[.D15]" office:value-type="float" office:value="42333.3333333333" calcext:value-type="float">
            <text:p>42.333</text:p>
          </table:table-cell>
          <table:table-cell table:style-name="ce16" table:formula="of:=[.E14]*[.$B$8]/[.E15]" office:value-type="float" office:value="36285.7142857143" calcext:value-type="float">
            <text:p>36.286</text:p>
          </table:table-cell>
          <table:table-cell table:style-name="ce16" table:formula="of:=[.F14]*[.$B$8]/[.F15]" office:value-type="float" office:value="23090.9090909091" calcext:value-type="float">
            <text:p>23.091</text:p>
          </table:table-cell>
          <table:table-cell table:style-name="ce16" table:formula="of:=[.G14]*[.$B$8]/[.G15]" office:value-type="float" office:value="19538.4615384615" calcext:value-type="float">
            <text:p>19.538</text:p>
          </table:table-cell>
          <table:table-cell table:style-name="ce16" table:formula="of:=[.H14]*[.$B$8]/[.H15]" office:value-type="float" office:value="14941.1764705882" calcext:value-type="float">
            <text:p>14.941</text:p>
          </table:table-cell>
          <table:table-cell table:style-name="ce16" table:formula="of:=[.I14]*[.$B$8]/[.I15]" office:value-type="float" office:value="13368.4210526316" calcext:value-type="float">
            <text:p>13.368</text:p>
          </table:table-cell>
          <table:table-cell table:style-name="ce16" table:formula="of:=[.J14]*[.$B$8]/[.J15]" office:value-type="float" office:value="13368.4210526316" calcext:value-type="float">
            <text:p>13.368</text:p>
          </table:table-cell>
          <table:table-cell table:style-name="ce16" table:formula="of:=[.K14]*[.$B$8]/[.K15]" office:value-type="float" office:value="8193.54838709677" calcext:value-type="float">
            <text:p>8.194</text:p>
          </table:table-cell>
        </table:table-row>
        <table:table-row table:style-name="ro2">
          <table:table-cell table:style-name="ce9" office:value-type="string" calcext:value-type="string">
            <text:p>Feed at max RPM</text:p>
          </table:table-cell>
          <table:table-cell table:style-name="ce16" table:formula="of:=[.B15]*[.$B$9]/[.B14]" office:value-type="float" office:value="37.7952755905512" calcext:value-type="float">
            <text:p>38</text:p>
          </table:table-cell>
          <table:table-cell table:style-name="ce16" table:formula="of:=[.C15]*[.$B$9]/[.C14]" office:value-type="float" office:value="47.244094488189" calcext:value-type="float">
            <text:p>47</text:p>
          </table:table-cell>
          <table:table-cell table:style-name="ce16" table:formula="of:=[.D15]*[.$B$9]/[.D14]" office:value-type="float" office:value="56.6929133858268" calcext:value-type="float">
            <text:p>57</text:p>
          </table:table-cell>
          <table:table-cell table:style-name="ce16" table:formula="of:=[.E15]*[.$B$9]/[.E14]" office:value-type="float" office:value="66.1417322834646" calcext:value-type="float">
            <text:p>66</text:p>
          </table:table-cell>
          <table:table-cell table:style-name="ce16" table:formula="of:=[.F15]*[.$B$9]/[.F14]" office:value-type="float" office:value="103.937007874016" calcext:value-type="float">
            <text:p>104</text:p>
          </table:table-cell>
          <table:table-cell table:style-name="ce16" table:formula="of:=[.G15]*[.$B$9]/[.G14]" office:value-type="float" office:value="122.834645669291" calcext:value-type="float">
            <text:p>123</text:p>
          </table:table-cell>
          <table:table-cell table:style-name="ce16" table:formula="of:=[.H15]*[.$B$9]/[.H14]" office:value-type="float" office:value="160.629921259843" calcext:value-type="float">
            <text:p>161</text:p>
          </table:table-cell>
          <table:table-cell table:style-name="ce16" table:formula="of:=[.I15]*[.$B$9]/[.I14]" office:value-type="float" office:value="179.527559055118" calcext:value-type="float">
            <text:p>180</text:p>
          </table:table-cell>
          <table:table-cell table:style-name="ce16" table:formula="of:=[.J15]*[.$B$9]/[.J14]" office:value-type="float" office:value="179.527559055118" calcext:value-type="float">
            <text:p>180</text:p>
          </table:table-cell>
          <table:table-cell table:style-name="ce16" table:formula="of:=[.K15]*[.$B$9]/[.K14]" office:value-type="float" office:value="292.913385826772" calcext:value-type="float">
            <text:p>293</text:p>
          </table:table-cell>
        </table:table-row>
        <table:table-row table:style-name="ro2" table:number-rows-repeated="2">
          <table:table-cell table:style-name="Default"/>
          <table:table-cell table:number-columns-repeated="10"/>
        </table:table-row>
        <table:table-row table:style-name="ro2">
          <table:table-cell table:style-name="Default"/>
          <table:table-cell table:style-name="ce5" table:number-columns-repeated="10"/>
        </table:table-row>
      </table:table>
      <table:table table:name="data" table:style-name="ta1">
        <table:table-column table:style-name="co12" table:default-cell-style-name="Default"/>
        <table:table-column table:style-name="co11" table:number-columns-repeated="11" table:default-cell-style-name="Default"/>
        <table:table-row table:style-name="ro2">
          <table:table-cell office:value-type="string" calcext:value-type="string">
            <text:p>Material</text:p>
          </table:table-cell>
          <table:table-cell office:value-type="string" calcext:value-type="string">
            <text:p>Cutting Spe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,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AL &gt;6% Si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.01" calcext:value-type="float">
            <text:p>0,01</text:p>
          </table:table-cell>
          <table:table-cell table:formula="of:=(8*[.E2]+2*[.G2])/10" office:value-type="float" office:value="0.011" calcext:value-type="float">
            <text:p>0,011</text:p>
          </table:table-cell>
          <table:table-cell table:number-columns-repeated="2" office:value-type="float" office:value="0.015" calcext:value-type="float">
            <text:p>0,01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" calcext:value-type="float">
            <text:p>0,03</text:p>
          </table:table-cell>
          <table:table-cell office:value-type="float" office:value="0.038" calcext:value-type="float">
            <text:p>0,038</text:p>
          </table:table-cell>
          <table:table-cell office:value-type="float" office:value="0.05" calcext:value-type="float">
            <text:p>0,05</text:p>
          </table:table-cell>
        </table:table-row>
        <table:table-row table:style-name="ro2">
          <table:table-cell office:value-type="string" calcext:value-type="string">
            <text:p>Al wrought alloy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25" calcext:value-type="float">
            <text:p>0,025</text:p>
          </table:table-cell>
          <table:table-cell table:formula="of:=(8*[.E3]+2*[.G3])/10" office:value-type="float" office:value="0.03" calcext:value-type="float">
            <text:p>0,03</text:p>
          </table:table-cell>
          <table:table-cell table:number-columns-repeated="3" office:value-type="float" office:value="0.05" calcext:value-type="float">
            <text:p>0,05</text:p>
          </table:table-cell>
          <table:table-cell office:value-type="float" office:value="0.064" calcext:value-type="float">
            <text:p>0,064</text:p>
          </table:table-cell>
          <table:table-cell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</table:table-row>
        <table:table-row table:style-name="ro2">
          <table:table-cell office:value-type="string" calcext:value-type="string">
            <text:p>Soft plastic</text:p>
          </table:table-cell>
          <table:table-cell office:value-type="float" office:value="600" calcext:value-type="float">
            <text:p>6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" calcext:value-type="float">
            <text:p>0,03</text:p>
          </table:table-cell>
          <table:table-cell office:value-type="float" office:value="0.035" calcext:value-type="float">
            <text:p>0,035</text:p>
          </table:table-cell>
          <table:table-cell table:formula="of:=(8*[.E4]+2*[.G4])/10" office:value-type="float" office:value="0.037" calcext:value-type="float">
            <text:p>0,037</text:p>
          </table:table-cell>
          <table:table-cell office:value-type="float" office:value="0.045" calcext:value-type="float">
            <text:p>0,045</text:p>
          </table:table-cell>
          <table:table-cell office:value-type="float" office:value="0.065" calcext:value-type="float">
            <text:p>0,065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</table:table-row>
        <table:table-row table:style-name="ro2">
          <table:table-cell office:value-type="string" calcext:value-type="string">
            <text:p>Hard plastic</text:p>
          </table:table-cell>
          <table:table-cell office:value-type="float" office:value="550" calcext:value-type="float">
            <text:p>550</text:p>
          </table:table-cell>
          <table:table-cell office:value-type="float" office:value="0.015" calcext:value-type="float">
            <text:p>0,015</text:p>
          </table:table-cell>
          <table:table-cell office:value-type="float" office:value="0.02" calcext:value-type="float">
            <text:p>0,02</text:p>
          </table:table-cell>
          <table:table-cell office:value-type="float" office:value="0.025" calcext:value-type="float">
            <text:p>0,025</text:p>
          </table:table-cell>
          <table:table-cell table:formula="of:=(8*[.E5]+2*[.G5])/10"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89" calcext:value-type="float">
            <text:p>0,089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450" calcext:value-type="float">
            <text:p>450</text:p>
          </table:table-cell>
          <table:table-cell office:value-type="float" office:value="0.02" calcext:value-type="float">
            <text:p>0,02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" calcext:value-type="float">
            <text:p>0,03</text:p>
          </table:table-cell>
          <table:table-cell table:formula="of:=(8*[.E6]+2*[.G6])/10"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  <table:table-cell office:value-type="float" office:value="0.065" calcext:value-type="float">
            <text:p>0,065</text:p>
          </table:table-cell>
          <table:table-cell office:value-type="float" office:value="0.085" calcext:value-type="float">
            <text:p>0,085</text:p>
          </table:table-cell>
          <table:table-cell table:number-columns-repeated="2" office:value-type="float" office:value="0.095" calcext:value-type="float">
            <text:p>0,095</text:p>
          </table:table-cell>
          <table:table-cell office:value-type="float" office:value="0.155" calcext:value-type="float">
            <text:p>0,155</text:p>
          </table:table-cell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" calcext:value-type="float">
            <text:p>0,03</text:p>
          </table:table-cell>
          <table:table-cell office:value-type="float" office:value="0.035" calcext:value-type="float">
            <text:p>0,035</text:p>
          </table:table-cell>
          <table:table-cell table:formula="of:=(8*[.E7]+2*[.G7])/10"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</table:table-row>
        <table:table-row table:style-name="ro2">
          <table:table-cell office:value-type="string" calcext:value-type="string">
            <text:p>MDF</text:p>
          </table:table-cell>
          <table:table-cell office:value-type="float" office:value="450" calcext:value-type="float">
            <text:p>450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formula="of:=(8*[.E8]+2*[.G8])/10"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</table:table-row>
        <table:table-row table:style-name="ro2">
          <table:table-cell office:value-type="string" calcext:value-type="string">
            <text:p>Copper</text:p>
          </table:table-cell>
          <table:table-cell office:value-type="float" office:value="365" calcext:value-type="float">
            <text:p>365</text:p>
          </table:table-cell>
          <table:table-cell office:value-type="float" office:value="0.015" calcext:value-type="float">
            <text:p>0,015</text:p>
          </table:table-cell>
          <table:table-cell office:value-type="float" office:value="0.02" calcext:value-type="float">
            <text:p>0,02</text:p>
          </table:table-cell>
          <table:table-cell office:value-type="float" office:value="0.025" calcext:value-type="float">
            <text:p>0,025</text:p>
          </table:table-cell>
          <table:table-cell table:formula="of:=(8*[.E9]+2*[.G9])/10" office:value-type="float" office:value="0.025" calcext:value-type="float">
            <text:p>0,02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65" calcext:value-type="float">
            <text:p>0,065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office:value-type="string" calcext:value-type="string">
            <text:p>Steel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12" calcext:value-type="float">
            <text:p>0,012</text:p>
          </table:table-cell>
          <table:table-cell table:formula="of:=(8*[.E10]+2*[.G10])/10" office:value-type="float" office:value="0.0146" calcext:value-type="float">
            <text:p>0,014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" calcext:value-type="float">
            <text:p>0,03</text:p>
          </table:table-cell>
          <table:table-cell office:value-type="float" office:value="0.038" calcext:value-type="float">
            <text:p>0,038</text:p>
          </table:table-cell>
          <table:table-cell office:value-type="float" office:value="0.045" calcext:value-type="float">
            <text:p>0,045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</table:table-row>
      </table:table>
      <table:named-expressions/>
      <table:database-ranges>
        <table:database-range table:name="database" table:target-range-address="data.A1:data.L12" table:on-update-keep-styles="true" table:on-update-keep-size="false" table:orientation="column"/>
        <table:database-range table:name="__Anonymous_Sheet_DB__1" table:target-range-address="data.A1:data.L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.00.0000</text:date>, <text:time style:data-style-name="N2" text:time-value="12:05:48.36396056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0:09:31.926368600</meta:creation-date>
    <dc:date>2020-03-11T12:13:08.484218614</dc:date>
    <meta:editing-duration>PT21M19S</meta:editing-duration>
    <meta:editing-cycles>5</meta:editing-cycles>
    <meta:generator>LibreOffice/6.0.7.3$Linux_X86_64 LibreOffice_project/00m0$Build-3</meta:generator>
    <meta:print-date>2020-03-02T13:23:36.789908092</meta:print-date>
    <meta:document-statistic meta:table-count="2" meta:cell-count="211" meta:object-count="0"/>
  </office:meta>
</office:document-meta>
</file>